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3A892E48812426C3A4.png" manifest:media-type="image/png"/>
  <manifest:file-entry manifest:full-path="Pictures/100002010000041B0000093AA19C6F486B119C7B.png" manifest:media-type="image/png"/>
  <manifest:file-entry manifest:full-path="Pictures/1000020100000151000002F47D5FAF8FE95221C4.png" manifest:media-type="image/png"/>
  <manifest:file-entry manifest:full-path="Pictures/100002010000041B0000093A7105BC6142E8CA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1.15cm" fo:min-width="8.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4cm, 0cm)" draw:image-opacity="100%" style:mirror="none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33cm" fo:min-width="0.43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.087cm" fo:min-width="0.167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6cm" fo:min-width="0.4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35cm" fo:min-width="0.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53cm" svg:stroke-color="#c0c0c0" draw:marker-start-width="0.279cm" draw:marker-end-width="0.279cm" draw:fill="none" draw:fill-color="#ffcc99" draw:opacity="30%" draw:textarea-horizontal-align="justify" draw:textarea-vertical-align="middle" draw:auto-grow-height="false" fo:min-height="1.142cm" fo:min-width="1.19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02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ff3333" draw:marker-start-width="0.227cm" draw:marker-end-width="0.227cm" draw:fill="solid" draw:fill-color="#999999" draw:opacity="100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042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solid"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6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637cm" fo:min-width="0.15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19cm" fo:min-width="0.1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276cm" fo:min-width="1.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697cm" fo:min-width="6.936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2.876cm" fo:min-width="6.426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fcc99" draw:marker-start-width="0.252cm" draw:marker-end-width="0.252cm" draw:fill="solid" draw:fill-color="#ffffff" draw:opacity="100%" draw:textarea-horizontal-align="justify" draw:textarea-vertical-align="middle" draw:auto-grow-height="false" fo:min-height="2.154cm" fo:min-width="6.104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5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851cm" fo:min-width="0cm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svg:stroke-width="0.028cm" svg:stroke-color="#000000" draw:marker-start="" draw:marker-start-width="0.3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107cm" fo:min-width="0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396cm" fo:min-width="0cm"/>
    </style:style>
    <style:style style:name="gr35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324cm" fo:padding-top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textarea-horizontal-align="justify" draw:textarea-vertical-align="middle" draw:auto-grow-height="false" fo:min-height="0.856cm" fo:min-width="0cm"/>
    </style:style>
    <style:style style:name="gr38" style:family="graphic" style:parent-style-name="objectwithoutfill">
      <style:graphic-properties svg:stroke-width="0.028cm" svg:stroke-color="#000000" draw:marker-start-width="0.242cm" draw:marker-end="Symmetric_20_Arrow" draw:marker-end-width="0.1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051cm" fo:min-width="0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595cm" fo:padding-top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102cm" fo:min-width="0cm" fo:padding-top="0.134cm" fo:padding-bottom="0.134cm" fo:padding-left="0.259cm" fo:padding-right="0.259cm"/>
    </style:style>
    <style:style style:name="gr45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vertical-align="middle" draw:auto-grow-height="false" fo:min-height="0.311cm" fo:min-width="0.08cm"/>
    </style:style>
    <style:style style:name="gr49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137cm" fo:min-width="0cm" fo:padding-top="0.139cm" fo:padding-bottom="0.139cm" fo:padding-left="0.264cm" fo:padding-right="0.264cm"/>
    </style:style>
    <style:style style:name="gr50" style:family="graphic" style:parent-style-name="objectwithoutfill">
      <style:graphic-properties draw:stroke="solid" draw:stroke-dash="Ultrafine_20_Dashed" svg:stroke-width="0.035cm" svg:stroke-color="#808080" draw:marker-start-width="0.252cm" draw:marker-end="Symmetric_20_Arrow" draw:marker-end-width="0.1cm" draw:marker-end-center="false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solid" draw:stroke-dash="Ultrafine_20_Dashed" svg:stroke-width="0.035cm" svg:stroke-color="#808080" draw:marker-start="Symmetric_20_Arrow" draw:marker-start-width="0.1cm" draw:marker-end="" draw:marker-end-width="0.1cm" draw:marker-end-center="false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width="true" fo:min-height="0.276cm" fo:min-width="0.3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width="true" fo:min-height="0.276cm" fo:min-width="0.45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width="true" fo:min-height="0.276cm" fo:min-width="0.30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0.276cm" fo:min-width="0.90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width="true" fo:min-height="0.276cm" fo:min-width="0.726cm" fo:padding-top="0cm" fo:padding-bottom="0cm" fo:padding-left="0cm" fo:padding-right="0cm"/>
      <style:paragraph-properties style:writing-mode="lr-tb"/>
    </style:style>
    <style:style style:name="gr60" style:family="graphic" style:parent-style-name="objectwithoutfill">
      <style:graphic-properties svg:stroke-width="0.018cm" svg:stroke-color="#000000" draw:marker-start-width="0.227cm" draw:marker-end="Symmetric_20_Arrow" draw:marker-end-width="0.085cm" draw:fill="none" draw:textarea-vertical-align="middle" fo:padding-top="0.134cm" fo:padding-bottom="0.134cm" fo:padding-left="0.259cm" fo:padding-right="0.259cm"/>
    </style:style>
    <style:style style:name="gr61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397cm, 0cm)" draw:image-opacity="100%" style:mirror="none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99" draw:opacity="30%"/>
      <style:paragraph-properties fo:text-align="center"/>
    </style:style>
    <style:style style:name="P4" style:family="paragraph">
      <style:paragraph-properties fo:text-align="center"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style:font-name="Arial" fo:font-size="7pt" style:font-size-asian="7pt" style:font-size-complex="7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7" style:family="paragraph">
      <loext:graphic-properties draw:fill="none" draw:fill-color="#ffcc99" draw:opacity="30%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solid" draw:fill-color="#999999" draw:opacity="100%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Arial" fo:font-size="5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5pt" style:font-size-complex="5pt"/>
    </style:style>
    <style:style style:name="P13" style:family="paragraph">
      <loext:graphic-properties draw:fill="none" draw:fill-color="#ffffff"/>
      <style:paragraph-properties style:writing-mode="lr-tb"/>
      <style:text-properties style:text-position="0% 100%" style:font-name="Arial" fo:font-size="8pt" fo:font-weight="bold" style:font-size-asian="5pt" style:font-size-complex="5pt"/>
    </style:style>
    <style:style style:name="P14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5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font-name="DejaVu Sans" fo:font-size="5pt" style:font-size-asian="5pt" style:font-size-complex="5pt"/>
    </style:style>
    <style:style style:name="P18" style:family="paragraph">
      <loext:graphic-properties draw:fill-color="#ffcc00"/>
      <style:paragraph-properties fo:text-align="center" style:writing-mode="lr-tb"/>
      <style:text-properties style:font-name="DejaVu Sans" fo:font-size="5pt" style:font-size-asian="5pt" style:font-size-complex="5pt"/>
    </style:style>
    <style:style style:name="P19" style:family="paragraph">
      <loext:graphic-properties draw:fill-color="#dddddd"/>
      <style:paragraph-properties fo:text-align="center" style:writing-mode="lr-tb"/>
      <style:text-properties style:font-name="DejaVu Sans" fo:font-size="5pt" style:font-size-asian="5pt" style:font-size-complex="5pt"/>
    </style:style>
    <style:style style:name="P20" style:family="paragraph"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P21" style:family="paragraph">
      <loext:graphic-properties draw:fill="solid" draw:fill-color="#dddddd"/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P22" style:family="paragraph">
      <loext:graphic-properties draw:fill-color="#999999"/>
      <style:paragraph-properties fo:text-align="center"/>
      <style:text-properties style:font-name="Arial" fo:font-size="5pt"/>
    </style:style>
    <style:style style:name="P23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24" style:family="paragraph">
      <loext:graphic-properties draw:fill-color="#756bb1"/>
      <style:paragraph-properties fo:text-align="center"/>
      <style:text-properties style:font-name="Arial" fo:font-size="5pt"/>
    </style:style>
    <style:style style:name="P25" style:family="paragraph">
      <loext:graphic-properties draw:fill-color="#dddddd"/>
      <style:paragraph-properties fo:text-align="center"/>
      <style:text-properties style:font-name="Arial" fo:font-size="5pt"/>
    </style:style>
    <style:style style:name="P26" style:family="paragraph">
      <loext:graphic-properties draw:fill-color="#000000"/>
      <style:paragraph-properties fo:text-align="center"/>
      <style:text-properties style:font-name="Arial" fo:font-size="5pt"/>
    </style:style>
    <style:style style:name="P27" style:family="paragraph">
      <style:paragraph-properties fo:text-align="center" style:writing-mode="lr-tb"/>
      <style:text-properties style:font-name="Arial" fo:font-size="5pt" style:font-size-asian="5pt" style:font-size-complex="5pt"/>
    </style:style>
    <style:style style:name="P28" style:family="paragraph">
      <loext:graphic-properties draw:fill-color="#ffcc00"/>
      <style:paragraph-properties fo:text-align="center" style:writing-mode="lr-tb"/>
      <style:text-properties style:font-name="Arial" fo:font-size="5pt" style:font-size-asian="5pt" style:font-size-complex="5pt"/>
    </style:style>
    <style:style style:name="P29" style:family="paragraph">
      <loext:graphic-properties draw:fill-color="#dddddd"/>
      <style:paragraph-properties fo:text-align="center"/>
      <style:text-properties style:font-name="Arial"/>
    </style:style>
    <style:style style:name="P30" style:family="paragraph">
      <loext:graphic-properties draw:fill="none"/>
      <style:paragraph-properties fo:text-align="center"/>
      <style:text-properties style:font-name="Arial"/>
    </style:style>
    <style:style style:name="P31" style:family="paragraph">
      <loext:graphic-properties draw:fill-color="#dddddd"/>
      <style:paragraph-properties fo:text-align="center" style:writing-mode="lr-tb"/>
      <style:text-properties style:font-name="Arial" fo:font-size="5pt" style:font-size-asian="5pt" style:font-size-complex="5pt"/>
    </style:style>
    <style:style style:name="P32" style:family="paragraph"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cccccc"/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4" style:family="paragraph">
      <loext:graphic-properties draw:fill-color="#ffcc00"/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text-position="33% 58%" style:font-name="Arial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letter-kerning="true" style:font-name-asian="Noto Sans CJK SC" style:font-size-asian="7pt" style:font-style-asian="italic" style:font-weight-asian="normal" style:font-name-complex="Lohit Devanagari" style:font-size-complex="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bold" style:font-size-asian="5pt" style:font-size-complex="5pt"/>
    </style:style>
    <style:style style:name="T6" style:family="text">
      <style:text-properties style:text-position="0% 100%" style:font-name="Arial" fo:font-size="8pt" fo:font-weight="bold" style:font-size-asian="5pt" style:font-size-complex="5pt"/>
    </style:style>
    <style:style style:name="T7" style:family="text">
      <style:text-properties style:font-name="DejaVu Sans" fo:font-size="5pt" style:font-size-asian="5pt" style:font-size-complex="5pt"/>
    </style:style>
    <style:style style:name="T8" style:family="text">
      <style:text-properties fo:color="#000000" style:font-name="Arial" fo:font-size="7pt" style:font-size-asian="7pt" style:font-size-complex="7pt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1.4cm" svg:x="1.7cm" svg:y="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7cm" svg:height="16.532cm" svg:x="1.703cm" svg:y="6.503cm">
          <draw:image xlink:href="Pictures/100002010000041B0000093A7105BC6142E8CA56.png" xlink:type="simple" xlink:show="embed" xlink:actuate="onLoad" loext:mime-type="image/png">
            <text:p/>
          </draw:image>
        </draw:frame>
        <draw:g>
          <draw:g>
            <draw:custom-shape draw:style-name="gr3" draw:text-style-name="P3" draw:layer="layout" svg:width="1.058cm" svg:height="0.7cm" svg:x="3.112cm" svg:y="21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0.759cm" svg:height="0.429cm" svg:x="3.268cm" svg:y="21.363cm">
              <text:p text:style-name="P4"><text:span text:style-name="T1">C</text:span><text:span text:style-name="T1">a</text:span><text:span text:style-name="T2">2</text:span><text:span text:style-name="T2">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5" draw:text-style-name="P2" draw:layer="layout" svg:x1="3.641cm" svg:y1="20.935cm" svg:x2="3.641cm" svg:y2="21.515cm">
            <text:p/>
          </draw:line>
          <draw:frame draw:style-name="gr6" draw:text-style-name="P6" draw:layer="layout" svg:width="0.561cm" svg:height="0.276cm" svg:x="3.888cm" svg:y="20.919cm">
            <draw:text-box>
              <text:p><text:span text:style-name="T1">MC</text:span><text:span text:style-name="T1">U</text:span></text:p>
            </draw:text-box>
          </draw:frame>
          <draw:frame draw:style-name="gr7" draw:text-style-name="P6" draw:layer="layout" svg:width="0.48cm" svg:height="0.276cm" svg:x="3.401cm" svg:y="20.671cm">
            <draw:text-box>
              <text:p><text:span text:style-name="T1">Ca</text:span><text:span text:style-name="T2">2</text:span><text:span text:style-name="T2">+</text:span></text:p>
            </draw:text-box>
          </draw:frame>
          <draw:frame draw:style-name="gr8" draw:text-style-name="P6" draw:layer="layout" svg:width="0.4cm" svg:height="0.335cm" svg:x="4.04cm" svg:y="20.574cm">
            <draw:text-box>
              <text:p><text:span text:style-name="T3">f</text:span><text:span text:style-name="T4">MC</text:span><text:span text:style-name="T4">U</text:span></text:p>
            </draw:text-box>
          </draw:frame>
          <draw:custom-shape draw:style-name="gr9" draw:text-style-name="P7" draw:layer="layout" svg:width="1.9cm" svg:height="1.6cm" svg:x="2.691cm" svg:y="2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8cm" svg:height="0.276cm" svg:x="3.401cm" svg:y="20.072cm">
            <draw:text-box>
              <text:p><text:span text:style-name="T1">Ca</text:span><text:span text:style-name="T2">2</text:span><text:span text:style-name="T2">+</text:span></text:p>
            </draw:text-box>
          </draw:frame>
          <draw:line draw:style-name="gr5" draw:text-style-name="P2" draw:layer="layout" svg:x1="3.641cm" svg:y1="20.348cm" svg:x2="3.641cm" svg:y2="20.7cm">
            <text:p/>
          </draw:line>
          <draw:g>
            <draw:custom-shape draw:style-name="gr10" draw:text-style-name="P8" draw:layer="layout" svg:width="0.254cm" svg:height="0.312cm" svg:x="3.515cm" svg:y="21.046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11" draw:text-style-name="P9" draw:layer="layout" svg:width="0.08cm" svg:height="0.082cm" draw:transform="skewX (-0.0244346095279206) rotate (1.5707963267949) translate (3.548cm 21.089cm)" draw:kind="cut" draw:start-angle="85.91" draw:end-angle="272.05">
              <text:p/>
            </draw:ellipse>
            <draw:custom-shape draw:style-name="gr12" draw:text-style-name="P10" draw:layer="layout" svg:width="0.069cm" svg:height="0.32cm" svg:x="3.609cm" svg:y="21.038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13" draw:text-style-name="P2" draw:layer="layout" svg:x1="3.612cm" svg:y1="21.079cm" svg:x2="3.612cm" svg:y2="21.364cm">
              <text:p/>
            </draw:line>
            <draw:line draw:style-name="gr13" draw:text-style-name="P2" draw:layer="layout" svg:x1="3.677cm" svg:y1="21.045cm" svg:x2="3.675cm" svg:y2="21.363cm">
              <text:p/>
            </draw:line>
            <draw:line draw:style-name="gr14" draw:text-style-name="P2" draw:layer="layout" svg:x1="3.556cm" svg:y1="21.046cm" svg:x2="3.646cm" svg:y2="21.046cm">
              <text:p/>
            </draw:line>
          </draw:g>
          <draw:path draw:style-name="gr15" draw:text-style-name="P11" draw:layer="layout" svg:width="0.198cm" svg:height="0.399cm" svg:x="3.241cm" svg:y="20.196cm" svg:viewBox="0 0 199 400" svg:d="M0 347c38 0 54-159 52-318-2-158-8 376 21 371 30-5 126-62 126-62">
            <text:p/>
          </draw:path>
          <draw:frame draw:style-name="gr16" draw:text-style-name="P6" draw:layer="layout" svg:width="0.616cm" svg:height="0.276cm" svg:x="2.6cm" svg:y="20.072cm">
            <draw:text-box>
              <text:p><text:span text:style-name="T1">Spi</text:span><text:span text:style-name="T1">ke</text:span></text:p>
            </draw:text-box>
          </draw:frame>
        </draw:g>
        <draw:frame draw:style-name="gr17" draw:text-style-name="P12" draw:layer="layout" svg:width="0.159cm" svg:height="0.637cm" svg:x="2.02cm" svg:y="1.8cm">
          <draw:text-box>
            <text:p><text:span text:style-name="T5">a</text:span></text:p>
            <text:p><text:span text:style-name="T5"/></text:p>
          </draw:text-box>
        </draw:frame>
        <draw:frame draw:style-name="gr18" draw:text-style-name="P13" draw:layer="layout" svg:width="0.176cm" svg:height="0.319cm" svg:x="2.02cm" svg:y="6.501cm">
          <draw:text-box>
            <text:p><text:span text:style-name="T6">b</text:span></text:p>
          </draw:text-box>
        </draw:frame>
        <draw:frame draw:style-name="gr19" draw:text-style-name="P13" draw:layer="layout" svg:width="0.159cm" svg:height="0.319cm" svg:x="6.284cm" svg:y="6.501cm">
          <draw:text-box>
            <text:p><text:span text:style-name="T6">c</text:span></text:p>
          </draw:text-box>
        </draw:frame>
        <draw:frame draw:style-name="gr18" draw:text-style-name="P13" draw:layer="layout" svg:width="0.176cm" svg:height="0.319cm" svg:x="2.02cm" svg:y="10.401cm">
          <draw:text-box>
            <text:p><text:span text:style-name="T6">d</text:span></text:p>
          </draw:text-box>
        </draw:frame>
        <draw:frame draw:style-name="gr19" draw:text-style-name="P13" draw:layer="layout" svg:width="0.159cm" svg:height="0.319cm" svg:x="6.284cm" svg:y="10.401cm">
          <draw:text-box>
            <text:p><text:span text:style-name="T6">e</text:span></text:p>
          </draw:text-box>
        </draw:frame>
        <draw:frame draw:style-name="gr20" draw:text-style-name="P13" draw:layer="layout" svg:width="0.121cm" svg:height="0.319cm" svg:x="2.02cm" svg:y="13.351cm">
          <draw:text-box>
            <text:p><text:span text:style-name="T6">f</text:span></text:p>
          </draw:text-box>
        </draw:frame>
        <draw:frame draw:style-name="gr18" draw:text-style-name="P13" draw:layer="layout" svg:width="0.176cm" svg:height="0.319cm" svg:x="5.109cm" svg:y="13.351cm">
          <draw:text-box>
            <text:p><text:span text:style-name="T6">g</text:span></text:p>
          </draw:text-box>
        </draw:frame>
        <draw:frame draw:style-name="gr18" draw:text-style-name="P13" draw:layer="layout" svg:width="0.176cm" svg:height="0.319cm" svg:x="7.479cm" svg:y="13.351cm">
          <draw:text-box>
            <text:p><text:span text:style-name="T6">h</text:span></text:p>
          </draw:text-box>
        </draw:frame>
        <draw:frame draw:style-name="gr20" draw:text-style-name="P13" draw:layer="layout" svg:width="0.121cm" svg:height="0.319cm" svg:x="2.02cm" svg:y="16.751cm">
          <draw:text-box>
            <text:p><text:span text:style-name="T6">i</text:span></text:p>
          </draw:text-box>
        </draw:frame>
        <draw:frame draw:style-name="gr20" draw:text-style-name="P13" draw:layer="layout" svg:width="0.121cm" svg:height="0.319cm" svg:x="5.137cm" svg:y="16.751cm">
          <draw:text-box>
            <text:p><text:span text:style-name="T6">j</text:span></text:p>
          </draw:text-box>
        </draw:frame>
        <draw:frame draw:style-name="gr19" draw:text-style-name="P13" draw:layer="layout" svg:width="0.159cm" svg:height="0.319cm" svg:x="7.488cm" svg:y="16.751cm">
          <draw:text-box>
            <text:p><text:span text:style-name="T6">k</text:span></text:p>
          </draw:text-box>
        </draw:frame>
        <draw:frame draw:style-name="gr20" draw:text-style-name="P13" draw:layer="layout" svg:width="0.121cm" svg:height="0.319cm" svg:x="2.02cm" svg:y="19.901cm">
          <draw:text-box>
            <text:p><text:span text:style-name="T6">l</text:span></text:p>
          </draw:text-box>
        </draw:frame>
        <draw:frame draw:style-name="gr21" draw:text-style-name="P13" draw:layer="layout" svg:width="0.256cm" svg:height="0.319cm" svg:x="5.069cm" svg:y="19.901cm">
          <draw:text-box>
            <text:p><text:span text:style-name="T6">m</text:span></text:p>
          </draw:text-box>
        </draw:frame>
        <draw:frame draw:style-name="gr18" draw:text-style-name="P13" draw:layer="layout" svg:width="0.176cm" svg:height="0.319cm" svg:x="7.479cm" svg:y="19.901cm">
          <draw:text-box>
            <text:p><text:span text:style-name="T6">n</text:span></text:p>
          </draw:text-box>
        </draw:frame>
        <draw:frame draw:style-name="gr22" draw:text-style-name="P6" draw:layer="layout" svg:width="1.59cm" svg:height="0.276cm" svg:x="5.456cm" svg:y="2.301cm">
          <draw:text-box>
            <text:p><text:span text:style-name="T1">Na</text:span><text:span text:style-name="T1">zar</text:span><text:span text:style-name="T1">et </text:span><text:span text:style-name="T1">mo</text:span><text:span text:style-name="T1">del</text:span></text:p>
          </draw:text-box>
        </draw:frame>
        <draw:custom-shape draw:style-name="gr23" draw:text-style-name="P11" draw:layer="layout" svg:width="7.9cm" svg:height="4.411cm" svg:x="2.2cm" svg:y="1.9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4" draw:layer="layout" svg:width="7.3cm" svg:height="3.5cm" svg:x="2.543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6.9cm" svg:height="2.7cm" svg:x="2.743cm" svg:y="3.3cm">
            <draw:glue-point draw:id="4" svg:x="0.929cm" svg:y="1.936cm"/>
            <draw:glue-point draw:id="5" svg:x="1.311cm" svg:y="1.936cm" draw:escape-direction="left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6" draw:text-style-name="P2" draw:layer="layout" svg:x1="4.745cm" svg:y1="3.657cm" svg:x2="4.233cm" svg:y2="4.795cm" svg:d="M4745 3657h-512v1138" svg:viewBox="0 0 513 1139">
          <text:p/>
        </draw:connector>
        <draw:g>
          <draw:custom-shape draw:style-name="gr27" draw:text-style-name="P16" draw:layer="layout" svg:width="0.155cm" svg:height="1.163cm" draw:transform="rotate (-3.14159265358979) translate (8.852cm 4.193cm)">
            <text:p/>
            <draw:enhanced-geometry svg:viewBox="0 0 21600 21600" draw:mirror-horizontal="false" draw:mirror-vertic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18" xml:id="id2" draw:id="id2" draw:layer="layout" svg:width="0.247cm" svg:height="0.246cm" svg:x="9.153cm" svg:y="4.04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xml:id="id1" draw:id="id1" draw:layer="layout" svg:width="0.246cm" svg:height="0.245cm" svg:x="8.19cm" svg:y="4.041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2" draw:layer="layout" draw:type="curve" draw:line-skew="0.224cm" svg:x1="8.313cm" svg:y1="4.041cm" svg:x2="9.277cm" svg:y2="4.04cm" draw:start-shape="id1" draw:start-glue-point="4" draw:end-shape="id2" draw:end-glue-point="4" svg:d="M8313 4041c0-429 964-428 964-1" svg:viewBox="0 0 965 322">
            <text:p/>
          </draw:connector>
          <draw:custom-shape draw:style-name="gr31" draw:text-style-name="P21" draw:layer="layout" svg:width="0.617cm" svg:height="0.617cm" svg:x="8.466cm" svg:y="3.254cm">
            <text:p text:style-name="P20"><text:span text:style-name="T8">C</text:span><text:span text:style-name="T8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6" draw:layer="layout" svg:width="0.459cm" svg:height="0.676cm" svg:x="8.575cm" svg:y="2.8cm">
            <draw:text-box>
              <text:p><text:span text:style-name="T1">3H</text:span><text:span text:style-name="T1">+</text:span></text:p>
            </draw:text-box>
          </draw:frame>
          <draw:frame draw:style-name="gr33" draw:text-style-name="P6" draw:layer="layout" svg:width="0.459cm" svg:height="0.551cm" svg:x="8.575cm" svg:y="4.271cm">
            <draw:text-box>
              <text:p><text:span text:style-name="T1">3H</text:span><text:span text:style-name="T1">+</text:span></text:p>
            </draw:text-box>
          </draw:frame>
        </draw:g>
        <draw:g>
          <draw:custom-shape draw:style-name="gr34" draw:text-style-name="P16" draw:layer="layout" svg:width="0.155cm" svg:height="0.682cm" draw:transform="rotate (-3.14159265358979) translate (8.897cm 6.082cm)">
            <text:p/>
            <draw:enhanced-geometry svg:viewBox="0 0 21600 21600" draw:mirror-horizontal="false" draw:mirror-vertical="tru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5" draw:text-style-name="P21" draw:layer="layout" svg:width="0.399cm" svg:height="0.399cm" svg:x="8.62cm" svg:y="5.701cm">
            <text:p text:style-name="P20"><text:span text:style-name="T8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6" draw:layer="layout" svg:width="0.324cm" svg:height="0.401cm" svg:x="8.726cm" svg:y="5.124cm">
            <draw:text-box>
              <text:p><text:span text:style-name="T1">H+</text:span></text:p>
            </draw:text-box>
          </draw:frame>
        </draw:g>
        <draw:g>
          <draw:custom-shape draw:style-name="gr37" draw:text-style-name="P16" draw:layer="layout" svg:width="0.155cm" svg:height="1.168cm" draw:transform="rotate (-3.14159265358979) translate (7.343cm 4.2cm)">
            <text:p/>
            <draw:enhanced-geometry svg:viewBox="0 0 21600 21600" draw:mirror-vertical="true" draw:mirror-horizont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8" draw:text-style-name="P2" draw:layer="layout" draw:type="curve" draw:line-skew="0.156cm" svg:x1="6.74cm" svg:y1="4.01cm" svg:x2="7.73cm" svg:y2="4.01cm" draw:start-shape="id3" draw:start-glue-point="0" draw:end-shape="id4" draw:end-glue-point="0" svg:d="M6740 4010c0-516 990-516 990 0" svg:viewBox="0 0 991 388">
            <text:p/>
          </draw:connector>
          <draw:custom-shape draw:style-name="gr39" draw:text-style-name="P21" draw:layer="layout" svg:width="0.537cm" svg:height="0.537cm" svg:x="6.996cm" svg:y="3.317cm">
            <text:p text:style-name="P20"><text:span text:style-name="T8">R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0.595cm" svg:height="0.401cm" svg:x="6.989cm" svg:y="2.8cm">
            <draw:text-box>
              <text:p><text:span text:style-name="T1">10</text:span><text:span text:style-name="T1">H+</text:span></text:p>
            </draw:text-box>
          </draw:frame>
          <draw:frame draw:style-name="gr40" draw:text-style-name="P6" draw:layer="layout" svg:width="0.595cm" svg:height="0.401cm" svg:x="6.988cm" svg:y="4.271cm">
            <draw:text-box>
              <text:p><text:span text:style-name="T1">10</text:span><text:span text:style-name="T1">H+</text:span></text:p>
            </draw:text-box>
          </draw:frame>
          <draw:frame draw:style-name="gr41" draw:text-style-name="P6" xml:id="id3" draw:id="id3" draw:layer="layout" svg:width="0.701cm" svg:height="0.276cm" svg:x="6.39cm" svg:y="4.01cm">
            <draw:text-box>
              <text:p><text:span text:style-name="T1">NA</text:span><text:span text:style-name="T1">DH</text:span></text:p>
            </draw:text-box>
          </draw:frame>
          <draw:frame draw:style-name="gr42" draw:text-style-name="P6" xml:id="id4" draw:id="id4" draw:layer="layout" svg:width="0.523cm" svg:height="0.276cm" svg:x="7.469cm" svg:y="4.01cm">
            <draw:text-box>
              <text:p><text:span text:style-name="T1">NAD</text:span></text:p>
            </draw:text-box>
          </draw:frame>
        </draw:g>
        <draw:g>
          <draw:frame draw:style-name="gr43" draw:text-style-name="P6" draw:layer="layout" svg:width="1.238cm" svg:height="0.276cm" svg:x="3.827cm" svg:y="2.061cm">
            <draw:text-box>
              <text:p><text:span text:style-name="T1">Na-</text:span><text:span text:style-name="T1">K </text:span><text:span text:style-name="T1">pu</text:span><text:span text:style-name="T1">mp</text:span></text:p>
            </draw:text-box>
          </draw:frame>
          <draw:g>
            <draw:custom-shape draw:style-name="gr44" draw:text-style-name="P22" draw:layer="layout" svg:width="0.299cm" svg:height="0.398cm" svg:x="3.335cm" svg:y="1.9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45" draw:text-style-name="P23" draw:layer="layout" svg:width="0.079cm" svg:height="0.075cm" draw:transform="rotate (3.10371900882152) translate (3.448cm 2.303cm)" draw:kind="cut" draw:start-angle="254.12" draw:end-angle="78.09">
              <text:p/>
            </draw:ellipse>
            <draw:ellipse draw:style-name="gr45" draw:text-style-name="P23" draw:layer="layout" svg:width="0.078cm" svg:height="0.082cm" draw:transform="skewX (0.0122173047639603) rotate (3.0775390700416) translate (3.476cm 2.207cm)" draw:kind="cut" draw:start-angle="254.12" draw:end-angle="78.09">
              <text:p/>
            </draw:ellipse>
            <draw:ellipse draw:style-name="gr45" draw:text-style-name="P23" draw:layer="layout" svg:width="0.077cm" svg:height="0.079cm" draw:transform="skewX (-0.0127409035395586) rotate (3.10267181127032) translate (3.504cm 2.112cm)" draw:kind="cut" draw:start-angle="254.12" draw:end-angle="78.09">
              <text:p/>
            </draw:ellipse>
            <draw:custom-shape draw:style-name="gr46" draw:text-style-name="P24" draw:layer="layout" svg:width="0.093cm" svg:height="0.051cm" draw:transform="skewX (0.0195476876223365) rotate (1.87273828738992) translate (3.505cm 2.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24" draw:layer="layout" svg:width="0.093cm" svg:height="0.05cm" draw:transform="rotate (1.87273828738992) translate (3.536cm 2.20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7" draw:text-style-name="P25" draw:layer="layout" svg:width="0.233cm" svg:height="0.402cm" draw:transform="rotate (-3.14159265358979) translate (3.597cm 2.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8" draw:text-style-name="P26" draw:layer="layout" svg:width="0.579cm" svg:height="0.56cm" draw:transform="skewX (0.0017453292519944) rotate (1.24267442741996) translate (3.087cm 2.846cm)">
            <text:p/>
            <draw:enhanced-geometry svg:viewBox="0 0 21600 21600" draw:mirror-horizontal="false" draw:mirror-vertical="false" draw:text-areas="0 0 21600 21600" draw:type="circular-arrow" draw:modifiers="-57.5797764162025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g>
              <draw:custom-shape draw:style-name="gr28" draw:text-style-name="P28" draw:layer="layout" svg:width="0.208cm" svg:height="0.208cm" svg:x="2.98cm" svg:y="3.57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28" draw:layer="layout" svg:width="0.208cm" svg:height="0.209cm" svg:x="2.98cm" svg:y="2.42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9" draw:layer="layout" svg:width="0.291cm" svg:height="0.443cm" svg:x="3.339cm" svg:y="2.893cm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50" draw:text-style-name="P30" draw:layer="layout" draw:type="curve" draw:line-skew="-0.312cm" svg:x1="3.188cm" svg:y1="3.681cm" svg:x2="3.188cm" svg:y2="2.532cm" svg:d="M3188 3681c297 0 297-1149 0-1149" svg:viewBox="0 0 224 1150">
              <text:p/>
            </draw:connector>
            <draw:g>
              <draw:custom-shape draw:style-name="gr29" draw:text-style-name="P31" draw:layer="layout" svg:width="0.208cm" svg:height="0.208cm" svg:x="3.775cm" svg:y="3.57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31" draw:layer="layout" svg:width="0.208cm" svg:height="0.209cm" svg:x="3.775cm" svg:y="2.42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51" draw:text-style-name="P30" draw:layer="layout" draw:type="curve" draw:line-skew="0.326cm" svg:x1="3.775cm" svg:y1="3.681cm" svg:x2="3.775cm" svg:y2="2.532cm" svg:d="M3775 3681c-277 0-277-1149 0-1149" svg:viewBox="0 0 209 1150">
              <text:p/>
            </draw:connector>
          </draw:g>
          <draw:frame draw:style-name="gr52" draw:text-style-name="P6" draw:layer="layout" svg:width="0.493cm" svg:height="0.276cm" svg:x="3.827cm" svg:y="2.903cm">
            <draw:text-box>
              <text:p><text:span text:style-name="T1">AN</text:span><text:span text:style-name="T1">T</text:span></text:p>
            </draw:text-box>
          </draw:frame>
        </draw:g>
        <draw:connector draw:style-name="gr26" draw:text-style-name="P2" draw:layer="layout" draw:type="line" svg:x1="4.93cm" svg:y1="2.651cm" svg:x2="4.93cm" svg:y2="3.519cm" svg:d="M4930 2651v868" svg:viewBox="0 0 1 869">
          <text:p/>
        </draw:connector>
        <draw:connector draw:style-name="gr26" draw:text-style-name="P2" draw:layer="layout" draw:type="line" svg:x1="4.93cm" svg:y1="3.795cm" svg:x2="4.93cm" svg:y2="4.255cm" svg:d="M4930 3795v460" svg:viewBox="0 0 1 461">
          <text:p/>
        </draw:connector>
        <draw:connector draw:style-name="gr5" draw:text-style-name="P2" draw:layer="layout" draw:type="curve" draw:line-skew="-0.004cm" svg:x1="5.516cm" svg:y1="3.772cm" svg:x2="5.516cm" svg:y2="4.083cm" svg:d="M5516 3772c-756 0-756 311 0 311" svg:viewBox="0 0 568 312">
          <text:p/>
        </draw:connector>
        <draw:g>
          <draw:frame draw:style-name="gr42" draw:text-style-name="P6" draw:layer="layout" svg:width="0.523cm" svg:height="0.276cm" svg:x="5.516cm" svg:y="3.634cm">
            <draw:text-box>
              <text:p><text:span text:style-name="T1">NA</text:span><text:span text:style-name="T1">D</text:span></text:p>
            </draw:text-box>
          </draw:frame>
          <draw:frame draw:style-name="gr53" draw:text-style-name="P6" draw:layer="layout" svg:width="0.37cm" svg:height="0.276cm" svg:x="4.745cm" svg:y="2.375cm">
            <draw:text-box>
              <text:p><text:span text:style-name="T1">Pyr</text:span></text:p>
            </draw:text-box>
          </draw:frame>
          <draw:custom-shape draw:style-name="gr54" draw:text-style-name="P33" xml:id="id8" draw:id="id8" draw:layer="layout" svg:width="0.198cm" svg:height="0.198cm" svg:x="3.839cm" svg:y="5.585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9" draw:id="id9" draw:layer="layout" svg:width="0.198cm" svg:height="0.198cm" svg:x="3.839cm" svg:y="5.17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6" draw:layer="layout" svg:width="0.37cm" svg:height="0.276cm" svg:x="4.745cm" svg:y="3.519cm">
            <draw:text-box>
              <text:p><text:span text:style-name="T1">Pyr</text:span></text:p>
            </draw:text-box>
          </draw:frame>
          <draw:frame draw:style-name="gr55" draw:text-style-name="P6" xml:id="id5" draw:id="id5" draw:layer="layout" svg:width="0.451cm" svg:height="0.276cm" svg:x="4.008cm" svg:y="4.795cm">
            <draw:text-box>
              <text:p><text:span text:style-name="T1">Ox</text:span><text:span text:style-name="T1">a</text:span></text:p>
            </draw:text-box>
          </draw:frame>
          <draw:frame draw:style-name="gr56" draw:text-style-name="P6" xml:id="id7" draw:id="id7" draw:layer="layout" svg:width="0.502cm" svg:height="0.276cm" svg:x="4.679cm" svg:y="5.695cm">
            <draw:text-box>
              <text:p><text:span text:style-name="T1">α</text:span><text:span text:style-name="T1">K</text:span><text:span text:style-name="T1">G</text:span></text:p>
            </draw:text-box>
          </draw:frame>
          <draw:frame draw:style-name="gr57" draw:text-style-name="P6" xml:id="id6" draw:id="id6" draw:layer="layout" svg:width="0.303cm" svg:height="0.276cm" svg:x="5.979cm" svg:y="4.795cm">
            <draw:text-box>
              <text:p><text:span text:style-name="T1">Cit</text:span></text:p>
            </draw:text-box>
          </draw:frame>
          <draw:frame draw:style-name="gr58" draw:text-style-name="P6" xml:id="id14" draw:id="id14" draw:layer="layout" svg:width="0.904cm" svg:height="0.276cm" svg:x="4.478cm" svg:y="4.255cm">
            <draw:text-box>
              <text:p><text:span text:style-name="T1">Act.CoA</text:span></text:p>
            </draw:text-box>
          </draw:frame>
          <draw:connector draw:style-name="gr26" draw:text-style-name="P2" draw:layer="layout" svg:x1="4.459cm" svg:y1="4.933cm" svg:x2="5.979cm" svg:y2="4.933cm" draw:start-shape="id5" draw:start-glue-point="1" draw:end-shape="id6" draw:end-glue-point="3" svg:d="M4459 4933h1520" svg:viewBox="0 0 1521 1">
            <text:p/>
          </draw:connector>
          <draw:connector draw:style-name="gr26" draw:text-style-name="P2" draw:layer="layout" svg:x1="4.679cm" svg:y1="5.833cm" svg:x2="4.233cm" svg:y2="5.071cm" draw:start-shape="id7" draw:start-glue-point="3" draw:end-shape="id5" draw:end-glue-point="2" svg:d="M4679 5833h-446v-762" svg:viewBox="0 0 447 763">
            <text:p/>
          </draw:connector>
          <draw:connector draw:style-name="gr26" draw:text-style-name="P2" draw:layer="layout" svg:x1="6.13cm" svg:y1="5.071cm" svg:x2="5.181cm" svg:y2="5.833cm" draw:start-shape="id6" draw:start-glue-point="2" draw:end-shape="id7" draw:end-glue-point="1" svg:d="M6130 5071v762h-949" svg:viewBox="0 0 950 763">
            <text:p/>
          </draw:connector>
          <draw:custom-shape draw:style-name="gr54" draw:text-style-name="P33" xml:id="id13" draw:id="id13" draw:layer="layout" svg:width="0.198cm" svg:height="0.198cm" svg:x="3.839cm" svg:y="4.4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12" draw:id="id12" draw:layer="layout" svg:width="0.198cm" svg:height="0.198cm" svg:x="3.839cm" svg:y="4.022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6" draw:layer="layout" svg:width="0.904cm" svg:height="0.276cm" svg:x="2.924cm" svg:y="5.123cm">
            <draw:text-box>
              <text:p><text:span text:style-name="T1">2NADH,</text:span></text:p>
            </draw:text-box>
          </draw:frame>
          <draw:frame draw:style-name="gr59" draw:text-style-name="P6" draw:layer="layout" svg:width="0.726cm" svg:height="0.276cm" svg:x="3.102cm" svg:y="5.534cm">
            <draw:text-box>
              <text:p><text:span text:style-name="T1">2NAD,</text:span></text:p>
            </draw:text-box>
          </draw:frame>
          <draw:connector draw:style-name="gr60" draw:text-style-name="P2" draw:layer="layout" draw:type="curve" draw:line-skew="-0.358cm" svg:x1="4.037cm" svg:y1="5.684cm" svg:x2="4.037cm" svg:y2="5.273cm" draw:start-shape="id8" draw:start-glue-point="10" draw:end-shape="id9" draw:end-glue-point="10" svg:d="M4037 5684c229 0 229-411 0-411" svg:viewBox="0 0 173 412">
            <text:p/>
          </draw:connector>
          <draw:frame draw:style-name="gr42" draw:text-style-name="P6" xml:id="id10" draw:id="id10" draw:layer="layout" svg:width="0.523cm" svg:height="0.276cm" svg:x="6.404cm" svg:y="5.073cm">
            <draw:text-box>
              <text:p><text:span text:style-name="T1">NAD</text:span></text:p>
            </draw:text-box>
          </draw:frame>
          <draw:frame draw:style-name="gr41" draw:text-style-name="P6" xml:id="id11" draw:id="id11" draw:layer="layout" svg:width="0.701cm" svg:height="0.276cm" svg:x="6.404cm" svg:y="5.484cm">
            <draw:text-box>
              <text:p><text:span text:style-name="T1">NADH</text:span></text:p>
            </draw:text-box>
          </draw:frame>
          <draw:connector draw:style-name="gr5" draw:text-style-name="P2" draw:layer="layout" draw:type="curve" draw:line-skew="0.303cm" svg:x1="6.404cm" svg:y1="5.211cm" svg:x2="6.404cm" svg:y2="5.622cm" draw:start-shape="id10" draw:start-glue-point="3" draw:end-shape="id11" svg:d="M6404 5211c-295 0-295 411 0 411" svg:viewBox="0 0 222 412">
            <text:p/>
          </draw:connector>
          <draw:frame draw:style-name="gr41" draw:text-style-name="P6" draw:layer="layout" svg:width="0.701cm" svg:height="0.276cm" svg:x="5.516cm" svg:y="3.945cm">
            <draw:text-box>
              <text:p><text:span text:style-name="T1">NADH</text:span></text:p>
            </draw:text-box>
          </draw:frame>
          <draw:connector draw:style-name="gr60" draw:text-style-name="P2" draw:layer="layout" draw:type="curve" draw:line-skew="-0.367cm" svg:x1="4.037cm" svg:y1="4.121cm" svg:x2="4.037cm" svg:y2="4.539cm" draw:start-shape="id12" draw:start-glue-point="10" draw:end-shape="id13" draw:end-glue-point="10" svg:d="M4037 4121c216 0 216 418 0 418" svg:viewBox="0 0 163 419">
            <text:p/>
          </draw:connector>
          <draw:line draw:style-name="gr26" draw:text-style-name="P2" draw:layer="layout" svg:x1="3.922cm" svg:y1="4.917cm" svg:x2="3.387cm" svg:y2="4.917cm">
            <text:p/>
          </draw:line>
          <draw:connector draw:style-name="gr61" draw:text-style-name="P2" draw:layer="layout" draw:type="curve" svg:x1="5.382cm" svg:y1="4.393cm" svg:x2="6.13cm" svg:y2="4.795cm" draw:start-shape="id14" draw:start-glue-point="1" draw:end-shape="id6" draw:end-glue-point="0" svg:d="M5382 4393c499 0 748 134 748 402" svg:viewBox="0 0 749 403">
            <text:p/>
          </draw:connector>
        </draw:g>
      </draw:page>
      <draw:page draw:name="page2" draw:style-name="dp1" draw:master-page-name="Default">
        <draw:frame draw:style-name="gr62" draw:text-style-name="P2" draw:layer="layout" svg:width="8.915cm" svg:height="20.002cm" svg:x="1.585cm" svg:y="1.498cm">
          <draw:image xlink:href="Pictures/1000020100000151000002F47D5FAF8FE95221C4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8.9cm" svg:height="21.4cm" svg:x="1.7cm" svg:y="1.7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0.159cm" svg:height="0.637cm" svg:x="2.02cm" svg:y="1.8cm">
          <draw:text-box>
            <text:p><text:span text:style-name="T5">a</text:span></text:p>
            <text:p><text:span text:style-name="T5"/></text:p>
          </draw:text-box>
        </draw:frame>
        <draw:frame draw:style-name="gr22" draw:text-style-name="P6" draw:layer="layout" svg:width="1.59cm" svg:height="0.276cm" svg:x="5.456cm" svg:y="2.301cm">
          <draw:text-box>
            <text:p><text:span text:style-name="T1">Nazaret model</text:span></text:p>
          </draw:text-box>
        </draw:frame>
        <draw:custom-shape draw:style-name="gr23" draw:text-style-name="P11" draw:layer="layout" svg:width="7.9cm" svg:height="4.411cm" svg:x="2.2cm" svg:y="1.9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4" draw:layer="layout" svg:width="7.3cm" svg:height="3.5cm" svg:x="2.543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6.9cm" svg:height="2.7cm" svg:x="2.743cm" svg:y="3.3cm">
            <draw:glue-point draw:id="4" svg:x="0.929cm" svg:y="1.936cm"/>
            <draw:glue-point draw:id="5" svg:x="1.311cm" svg:y="1.936cm" draw:escape-direction="left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6" draw:text-style-name="P2" draw:layer="layout" svg:x1="4.745cm" svg:y1="3.657cm" svg:x2="4.233cm" svg:y2="4.795cm" svg:d="M4745 3657h-512v1138" svg:viewBox="0 0 513 1139">
          <text:p/>
        </draw:connector>
        <draw:g>
          <draw:custom-shape draw:style-name="gr27" draw:text-style-name="P16" draw:layer="layout" svg:width="0.155cm" svg:height="1.163cm" draw:transform="rotate (-3.14159265358979) translate (8.852cm 4.193cm)">
            <text:p/>
            <draw:enhanced-geometry svg:viewBox="0 0 21600 21600" draw:mirror-horizontal="false" draw:mirror-vertic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18" xml:id="id16" draw:id="id16" draw:layer="layout" svg:width="0.247cm" svg:height="0.246cm" svg:x="9.153cm" svg:y="4.04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xml:id="id15" draw:id="id15" draw:layer="layout" svg:width="0.246cm" svg:height="0.245cm" svg:x="8.19cm" svg:y="4.041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2" draw:layer="layout" draw:type="curve" draw:line-skew="0.224cm" svg:x1="8.313cm" svg:y1="4.041cm" svg:x2="9.277cm" svg:y2="4.04cm" draw:start-shape="id15" draw:start-glue-point="4" draw:end-shape="id16" draw:end-glue-point="4" svg:d="M8313 4041c0-429 964-428 964-1" svg:viewBox="0 0 965 322">
            <text:p/>
          </draw:connector>
          <draw:custom-shape draw:style-name="gr31" draw:text-style-name="P21" draw:layer="layout" svg:width="0.617cm" svg:height="0.617cm" svg:x="8.466cm" svg:y="3.254cm">
            <text:p text:style-name="P20"><text:span text:style-name="T8">C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6" draw:layer="layout" svg:width="0.459cm" svg:height="0.676cm" svg:x="8.575cm" svg:y="2.8cm">
            <draw:text-box>
              <text:p><text:span text:style-name="T1">3H+</text:span></text:p>
            </draw:text-box>
          </draw:frame>
          <draw:frame draw:style-name="gr33" draw:text-style-name="P6" draw:layer="layout" svg:width="0.459cm" svg:height="0.551cm" svg:x="8.575cm" svg:y="4.271cm">
            <draw:text-box>
              <text:p><text:span text:style-name="T1">3H+</text:span></text:p>
            </draw:text-box>
          </draw:frame>
        </draw:g>
        <draw:g>
          <draw:custom-shape draw:style-name="gr34" draw:text-style-name="P16" draw:layer="layout" svg:width="0.155cm" svg:height="0.682cm" draw:transform="rotate (-3.14159265358979) translate (8.897cm 6.082cm)">
            <text:p/>
            <draw:enhanced-geometry svg:viewBox="0 0 21600 21600" draw:mirror-horizontal="false" draw:mirror-vertical="tru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5" draw:text-style-name="P21" draw:layer="layout" svg:width="0.399cm" svg:height="0.399cm" svg:x="8.62cm" svg:y="5.701cm">
            <text:p text:style-name="P20"><text:span text:style-name="T8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6" draw:layer="layout" svg:width="0.324cm" svg:height="0.401cm" svg:x="8.726cm" svg:y="5.124cm">
            <draw:text-box>
              <text:p><text:span text:style-name="T1">H+</text:span></text:p>
            </draw:text-box>
          </draw:frame>
        </draw:g>
        <draw:g>
          <draw:custom-shape draw:style-name="gr37" draw:text-style-name="P16" draw:layer="layout" svg:width="0.155cm" svg:height="1.168cm" draw:transform="rotate (-3.14159265358979) translate (7.343cm 4.2cm)">
            <text:p/>
            <draw:enhanced-geometry svg:viewBox="0 0 21600 21600" draw:mirror-vertical="true" draw:mirror-horizont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8" draw:text-style-name="P2" draw:layer="layout" draw:type="curve" draw:line-skew="0.156cm" svg:x1="6.74cm" svg:y1="4.01cm" svg:x2="7.73cm" svg:y2="4.01cm" draw:start-shape="id17" draw:start-glue-point="0" draw:end-shape="id18" draw:end-glue-point="0" svg:d="M6740 4010c0-516 990-516 990 0" svg:viewBox="0 0 991 388">
            <text:p/>
          </draw:connector>
          <draw:custom-shape draw:style-name="gr39" draw:text-style-name="P21" draw:layer="layout" svg:width="0.537cm" svg:height="0.537cm" svg:x="6.996cm" svg:y="3.317cm">
            <text:p text:style-name="P20"><text:span text:style-name="T8">R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0.595cm" svg:height="0.401cm" svg:x="6.989cm" svg:y="2.8cm">
            <draw:text-box>
              <text:p><text:span text:style-name="T1">10H+</text:span></text:p>
            </draw:text-box>
          </draw:frame>
          <draw:frame draw:style-name="gr40" draw:text-style-name="P6" draw:layer="layout" svg:width="0.595cm" svg:height="0.401cm" svg:x="6.988cm" svg:y="4.271cm">
            <draw:text-box>
              <text:p><text:span text:style-name="T1">10H+</text:span></text:p>
            </draw:text-box>
          </draw:frame>
          <draw:frame draw:style-name="gr41" draw:text-style-name="P6" xml:id="id17" draw:id="id17" draw:layer="layout" svg:width="0.701cm" svg:height="0.276cm" svg:x="6.39cm" svg:y="4.01cm">
            <draw:text-box>
              <text:p><text:span text:style-name="T1">NA</text:span><text:span text:style-name="T1">DH</text:span></text:p>
            </draw:text-box>
          </draw:frame>
          <draw:frame draw:style-name="gr42" draw:text-style-name="P6" xml:id="id18" draw:id="id18" draw:layer="layout" svg:width="0.523cm" svg:height="0.276cm" svg:x="7.469cm" svg:y="4.01cm">
            <draw:text-box>
              <text:p><text:span text:style-name="T1">NAD</text:span></text:p>
            </draw:text-box>
          </draw:frame>
        </draw:g>
        <draw:g>
          <draw:frame draw:style-name="gr43" draw:text-style-name="P6" draw:layer="layout" svg:width="1.238cm" svg:height="0.276cm" svg:x="3.827cm" svg:y="2.061cm">
            <draw:text-box>
              <text:p><text:span text:style-name="T1">Na-K pump</text:span></text:p>
            </draw:text-box>
          </draw:frame>
          <draw:g>
            <draw:custom-shape draw:style-name="gr44" draw:text-style-name="P22" draw:layer="layout" svg:width="0.299cm" svg:height="0.398cm" svg:x="3.335cm" svg:y="1.9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45" draw:text-style-name="P23" draw:layer="layout" svg:width="0.079cm" svg:height="0.075cm" draw:transform="rotate (3.10371900882152) translate (3.448cm 2.303cm)" draw:kind="cut" draw:start-angle="254.12" draw:end-angle="78.09">
              <text:p/>
            </draw:ellipse>
            <draw:ellipse draw:style-name="gr45" draw:text-style-name="P23" draw:layer="layout" svg:width="0.078cm" svg:height="0.082cm" draw:transform="skewX (0.0122173047639603) rotate (3.0775390700416) translate (3.476cm 2.207cm)" draw:kind="cut" draw:start-angle="254.12" draw:end-angle="78.09">
              <text:p/>
            </draw:ellipse>
            <draw:ellipse draw:style-name="gr45" draw:text-style-name="P23" draw:layer="layout" svg:width="0.077cm" svg:height="0.079cm" draw:transform="skewX (-0.0127409035395586) rotate (3.10267181127032) translate (3.504cm 2.112cm)" draw:kind="cut" draw:start-angle="254.12" draw:end-angle="78.09">
              <text:p/>
            </draw:ellipse>
            <draw:custom-shape draw:style-name="gr46" draw:text-style-name="P24" draw:layer="layout" svg:width="0.093cm" svg:height="0.051cm" draw:transform="skewX (0.0195476876223365) rotate (1.87273828738992) translate (3.505cm 2.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24" draw:layer="layout" svg:width="0.093cm" svg:height="0.05cm" draw:transform="rotate (1.87273828738992) translate (3.536cm 2.20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7" draw:text-style-name="P25" draw:layer="layout" svg:width="0.233cm" svg:height="0.402cm" draw:transform="rotate (-3.14159265358979) translate (3.597cm 2.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8" draw:text-style-name="P26" draw:layer="layout" svg:width="0.579cm" svg:height="0.56cm" draw:transform="skewX (0.0017453292519944) rotate (1.24267442741996) translate (3.087cm 2.846cm)">
            <text:p/>
            <draw:enhanced-geometry svg:viewBox="0 0 21600 21600" draw:mirror-horizontal="false" draw:mirror-vertical="false" draw:text-areas="0 0 21600 21600" draw:type="circular-arrow" draw:modifiers="-57.5797764162025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g>
              <draw:custom-shape draw:style-name="gr28" draw:text-style-name="P28" draw:layer="layout" svg:width="0.208cm" svg:height="0.208cm" svg:x="2.98cm" svg:y="3.57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28" draw:layer="layout" svg:width="0.208cm" svg:height="0.209cm" svg:x="2.98cm" svg:y="2.42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9" draw:layer="layout" svg:width="0.291cm" svg:height="0.443cm" svg:x="3.339cm" svg:y="2.893cm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50" draw:text-style-name="P30" draw:layer="layout" draw:type="curve" draw:line-skew="-0.312cm" svg:x1="3.188cm" svg:y1="3.681cm" svg:x2="3.188cm" svg:y2="2.532cm" svg:d="M3188 3681c297 0 297-1149 0-1149" svg:viewBox="0 0 224 1150">
              <text:p/>
            </draw:connector>
            <draw:g>
              <draw:custom-shape draw:style-name="gr29" draw:text-style-name="P31" draw:layer="layout" svg:width="0.208cm" svg:height="0.208cm" svg:x="3.775cm" svg:y="3.57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31" draw:layer="layout" svg:width="0.208cm" svg:height="0.209cm" svg:x="3.775cm" svg:y="2.42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51" draw:text-style-name="P30" draw:layer="layout" draw:type="curve" draw:line-skew="0.326cm" svg:x1="3.775cm" svg:y1="3.681cm" svg:x2="3.775cm" svg:y2="2.532cm" svg:d="M3775 3681c-277 0-277-1149 0-1149" svg:viewBox="0 0 209 1150">
              <text:p/>
            </draw:connector>
          </draw:g>
          <draw:frame draw:style-name="gr52" draw:text-style-name="P6" draw:layer="layout" svg:width="0.493cm" svg:height="0.276cm" svg:x="3.827cm" svg:y="2.903cm">
            <draw:text-box>
              <text:p><text:span text:style-name="T1">ANT</text:span></text:p>
            </draw:text-box>
          </draw:frame>
        </draw:g>
        <draw:connector draw:style-name="gr26" draw:text-style-name="P2" draw:layer="layout" draw:type="line" svg:x1="4.93cm" svg:y1="2.651cm" svg:x2="4.93cm" svg:y2="3.519cm" svg:d="M4930 2651v868" svg:viewBox="0 0 1 869">
          <text:p/>
        </draw:connector>
        <draw:connector draw:style-name="gr26" draw:text-style-name="P2" draw:layer="layout" draw:type="line" svg:x1="4.93cm" svg:y1="3.795cm" svg:x2="4.93cm" svg:y2="4.255cm" svg:d="M4930 3795v460" svg:viewBox="0 0 1 461">
          <text:p/>
        </draw:connector>
        <draw:connector draw:style-name="gr5" draw:text-style-name="P2" draw:layer="layout" draw:type="curve" draw:line-skew="-0.004cm" svg:x1="5.516cm" svg:y1="3.772cm" svg:x2="5.516cm" svg:y2="4.083cm" svg:d="M5516 3772c-756 0-756 311 0 311" svg:viewBox="0 0 568 312">
          <text:p/>
        </draw:connector>
        <draw:g>
          <draw:frame draw:style-name="gr42" draw:text-style-name="P6" draw:layer="layout" svg:width="0.523cm" svg:height="0.276cm" svg:x="5.516cm" svg:y="3.634cm">
            <draw:text-box>
              <text:p><text:span text:style-name="T1">NAD</text:span></text:p>
            </draw:text-box>
          </draw:frame>
          <draw:frame draw:style-name="gr53" draw:text-style-name="P6" draw:layer="layout" svg:width="0.37cm" svg:height="0.276cm" svg:x="4.745cm" svg:y="2.375cm">
            <draw:text-box>
              <text:p><text:span text:style-name="T1">Pyr</text:span></text:p>
            </draw:text-box>
          </draw:frame>
          <draw:custom-shape draw:style-name="gr54" draw:text-style-name="P33" xml:id="id22" draw:id="id22" draw:layer="layout" svg:width="0.198cm" svg:height="0.198cm" svg:x="3.839cm" svg:y="5.585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23" draw:id="id23" draw:layer="layout" svg:width="0.198cm" svg:height="0.198cm" svg:x="3.839cm" svg:y="5.17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6" draw:layer="layout" svg:width="0.37cm" svg:height="0.276cm" svg:x="4.745cm" svg:y="3.519cm">
            <draw:text-box>
              <text:p><text:span text:style-name="T1">Pyr</text:span></text:p>
            </draw:text-box>
          </draw:frame>
          <draw:frame draw:style-name="gr55" draw:text-style-name="P6" xml:id="id19" draw:id="id19" draw:layer="layout" svg:width="0.451cm" svg:height="0.276cm" svg:x="4.008cm" svg:y="4.795cm">
            <draw:text-box>
              <text:p><text:span text:style-name="T1">Oxa</text:span></text:p>
            </draw:text-box>
          </draw:frame>
          <draw:frame draw:style-name="gr56" draw:text-style-name="P6" xml:id="id21" draw:id="id21" draw:layer="layout" svg:width="0.502cm" svg:height="0.276cm" svg:x="4.679cm" svg:y="5.695cm">
            <draw:text-box>
              <text:p><text:span text:style-name="T1">αKG</text:span></text:p>
            </draw:text-box>
          </draw:frame>
          <draw:frame draw:style-name="gr57" draw:text-style-name="P6" xml:id="id20" draw:id="id20" draw:layer="layout" svg:width="0.303cm" svg:height="0.276cm" svg:x="5.979cm" svg:y="4.795cm">
            <draw:text-box>
              <text:p><text:span text:style-name="T1">Cit</text:span></text:p>
            </draw:text-box>
          </draw:frame>
          <draw:frame draw:style-name="gr58" draw:text-style-name="P6" xml:id="id28" draw:id="id28" draw:layer="layout" svg:width="0.904cm" svg:height="0.276cm" svg:x="4.478cm" svg:y="4.255cm">
            <draw:text-box>
              <text:p><text:span text:style-name="T1">Act.CoA</text:span></text:p>
            </draw:text-box>
          </draw:frame>
          <draw:connector draw:style-name="gr26" draw:text-style-name="P2" draw:layer="layout" svg:x1="4.459cm" svg:y1="4.933cm" svg:x2="5.979cm" svg:y2="4.933cm" draw:start-shape="id19" draw:start-glue-point="1" draw:end-shape="id20" draw:end-glue-point="3" svg:d="M4459 4933h1520" svg:viewBox="0 0 1521 1">
            <text:p/>
          </draw:connector>
          <draw:connector draw:style-name="gr26" draw:text-style-name="P2" draw:layer="layout" svg:x1="4.679cm" svg:y1="5.833cm" svg:x2="4.233cm" svg:y2="5.071cm" draw:start-shape="id21" draw:start-glue-point="3" draw:end-shape="id19" draw:end-glue-point="2" svg:d="M4679 5833h-446v-762" svg:viewBox="0 0 447 763">
            <text:p/>
          </draw:connector>
          <draw:connector draw:style-name="gr26" draw:text-style-name="P2" draw:layer="layout" svg:x1="6.13cm" svg:y1="5.071cm" svg:x2="5.181cm" svg:y2="5.833cm" draw:start-shape="id20" draw:start-glue-point="2" draw:end-shape="id21" draw:end-glue-point="1" svg:d="M6130 5071v762h-949" svg:viewBox="0 0 950 763">
            <text:p/>
          </draw:connector>
          <draw:custom-shape draw:style-name="gr54" draw:text-style-name="P33" xml:id="id27" draw:id="id27" draw:layer="layout" svg:width="0.198cm" svg:height="0.198cm" svg:x="3.839cm" svg:y="4.4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26" draw:id="id26" draw:layer="layout" svg:width="0.198cm" svg:height="0.198cm" svg:x="3.839cm" svg:y="4.022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6" draw:layer="layout" svg:width="0.904cm" svg:height="0.276cm" svg:x="2.924cm" svg:y="5.123cm">
            <draw:text-box>
              <text:p><text:span text:style-name="T1">2NADH,</text:span></text:p>
            </draw:text-box>
          </draw:frame>
          <draw:frame draw:style-name="gr59" draw:text-style-name="P6" draw:layer="layout" svg:width="0.726cm" svg:height="0.276cm" svg:x="3.102cm" svg:y="5.534cm">
            <draw:text-box>
              <text:p><text:span text:style-name="T1">2NAD,</text:span></text:p>
            </draw:text-box>
          </draw:frame>
          <draw:connector draw:style-name="gr60" draw:text-style-name="P2" draw:layer="layout" draw:type="curve" draw:line-skew="-0.358cm" svg:x1="4.037cm" svg:y1="5.684cm" svg:x2="4.037cm" svg:y2="5.273cm" draw:start-shape="id22" draw:start-glue-point="10" draw:end-shape="id23" draw:end-glue-point="10" svg:d="M4037 5684c229 0 229-411 0-411" svg:viewBox="0 0 173 412">
            <text:p/>
          </draw:connector>
          <draw:frame draw:style-name="gr42" draw:text-style-name="P6" xml:id="id24" draw:id="id24" draw:layer="layout" svg:width="0.523cm" svg:height="0.276cm" svg:x="6.404cm" svg:y="5.073cm">
            <draw:text-box>
              <text:p><text:span text:style-name="T1">NAD</text:span></text:p>
            </draw:text-box>
          </draw:frame>
          <draw:frame draw:style-name="gr41" draw:text-style-name="P6" xml:id="id25" draw:id="id25" draw:layer="layout" svg:width="0.701cm" svg:height="0.276cm" svg:x="6.404cm" svg:y="5.484cm">
            <draw:text-box>
              <text:p><text:span text:style-name="T1">NADH</text:span></text:p>
            </draw:text-box>
          </draw:frame>
          <draw:connector draw:style-name="gr5" draw:text-style-name="P2" draw:layer="layout" draw:type="curve" draw:line-skew="0.303cm" svg:x1="6.404cm" svg:y1="5.211cm" svg:x2="6.404cm" svg:y2="5.622cm" draw:start-shape="id24" draw:start-glue-point="3" draw:end-shape="id25" svg:d="M6404 5211c-307 0-307 411 0 411" svg:viewBox="0 0 231 412">
            <text:p/>
          </draw:connector>
          <draw:frame draw:style-name="gr41" draw:text-style-name="P6" draw:layer="layout" svg:width="0.701cm" svg:height="0.276cm" svg:x="5.516cm" svg:y="3.945cm">
            <draw:text-box>
              <text:p><text:span text:style-name="T1">NADH</text:span></text:p>
            </draw:text-box>
          </draw:frame>
          <draw:connector draw:style-name="gr60" draw:text-style-name="P2" draw:layer="layout" draw:type="curve" draw:line-skew="-0.367cm" svg:x1="4.037cm" svg:y1="4.121cm" svg:x2="4.037cm" svg:y2="4.539cm" draw:start-shape="id26" draw:start-glue-point="10" draw:end-shape="id27" draw:end-glue-point="10" svg:d="M4037 4121c216 0 216 418 0 418" svg:viewBox="0 0 163 419">
            <text:p/>
          </draw:connector>
          <draw:line draw:style-name="gr26" draw:text-style-name="P2" draw:layer="layout" svg:x1="3.922cm" svg:y1="4.917cm" svg:x2="3.387cm" svg:y2="4.917cm">
            <text:p/>
          </draw:line>
          <draw:connector draw:style-name="gr61" draw:text-style-name="P2" draw:layer="layout" draw:type="curve" svg:x1="5.382cm" svg:y1="4.393cm" svg:x2="6.13cm" svg:y2="4.795cm" draw:start-shape="id28" draw:start-glue-point="1" draw:end-shape="id20" draw:end-glue-point="0" svg:d="M5382 4393c499 0 748 134 748 402" svg:viewBox="0 0 749 403">
            <text:p/>
          </draw:connector>
        </draw:g>
        <draw:frame draw:style-name="gr63" draw:text-style-name="P16" draw:layer="layout" svg:width="8.897cm" svg:height="17.599cm" svg:x="1.803cm" svg:y="6.7cm">
          <draw:image xlink:href="Pictures/100002010000041B0000093AA19C6F486B119C7B.png" xlink:type="simple" xlink:show="embed" xlink:actuate="onLoad" loext:mime-type="image/png">
            <text:p/>
          </draw:image>
        </draw:frame>
        <draw:g>
          <draw:g>
            <draw:custom-shape draw:style-name="gr3" draw:text-style-name="P3" draw:layer="layout" svg:width="1.058cm" svg:height="0.7cm" svg:x="3.112cm" svg:y="22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0.759cm" svg:height="0.429cm" svg:x="3.268cm" svg:y="22.363cm">
              <text:p text:style-name="P4"><text:span text:style-name="T1">Ca</text:span><text:span text:style-name="T2">2</text:span><text:span text:style-name="T2">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5" draw:text-style-name="P2" draw:layer="layout" svg:x1="3.641cm" svg:y1="21.935cm" svg:x2="3.641cm" svg:y2="22.515cm">
            <text:p/>
          </draw:line>
          <draw:frame draw:style-name="gr6" draw:text-style-name="P6" draw:layer="layout" svg:width="0.561cm" svg:height="0.276cm" svg:x="3.888cm" svg:y="21.919cm">
            <draw:text-box>
              <text:p><text:span text:style-name="T1">MCU</text:span></text:p>
            </draw:text-box>
          </draw:frame>
          <draw:frame draw:style-name="gr7" draw:text-style-name="P6" draw:layer="layout" svg:width="0.48cm" svg:height="0.276cm" svg:x="3.401cm" svg:y="21.671cm">
            <draw:text-box>
              <text:p><text:span text:style-name="T1">Ca</text:span><text:span text:style-name="T2">2+</text:span></text:p>
            </draw:text-box>
          </draw:frame>
          <draw:frame draw:style-name="gr8" draw:text-style-name="P6" draw:layer="layout" svg:width="0.4cm" svg:height="0.335cm" svg:x="4.04cm" svg:y="21.574cm">
            <draw:text-box>
              <text:p><text:span text:style-name="T3">f</text:span><text:span text:style-name="T4">MCU</text:span></text:p>
            </draw:text-box>
          </draw:frame>
          <draw:custom-shape draw:style-name="gr9" draw:text-style-name="P7" draw:layer="layout" svg:width="1.9cm" svg:height="1.6cm" svg:x="2.691cm" svg:y="21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8cm" svg:height="0.276cm" svg:x="3.401cm" svg:y="21.072cm">
            <draw:text-box>
              <text:p><text:span text:style-name="T1">Ca</text:span><text:span text:style-name="T2">2+</text:span></text:p>
            </draw:text-box>
          </draw:frame>
          <draw:line draw:style-name="gr5" draw:text-style-name="P2" draw:layer="layout" svg:x1="3.641cm" svg:y1="21.348cm" svg:x2="3.641cm" svg:y2="21.7cm">
            <text:p/>
          </draw:line>
          <draw:g>
            <draw:custom-shape draw:style-name="gr10" draw:text-style-name="P8" draw:layer="layout" svg:width="0.254cm" svg:height="0.312cm" svg:x="3.515cm" svg:y="22.046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11" draw:text-style-name="P9" draw:layer="layout" svg:width="0.08cm" svg:height="0.082cm" draw:transform="skewX (-0.0244346095279206) rotate (1.5707963267949) translate (3.548cm 22.089cm)" draw:kind="cut" draw:start-angle="85.91" draw:end-angle="272.05">
              <text:p/>
            </draw:ellipse>
            <draw:custom-shape draw:style-name="gr12" draw:text-style-name="P10" draw:layer="layout" svg:width="0.069cm" svg:height="0.32cm" svg:x="3.609cm" svg:y="22.038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13" draw:text-style-name="P2" draw:layer="layout" svg:x1="3.612cm" svg:y1="22.079cm" svg:x2="3.612cm" svg:y2="22.364cm">
              <text:p/>
            </draw:line>
            <draw:line draw:style-name="gr13" draw:text-style-name="P2" draw:layer="layout" svg:x1="3.677cm" svg:y1="22.045cm" svg:x2="3.675cm" svg:y2="22.363cm">
              <text:p/>
            </draw:line>
            <draw:line draw:style-name="gr14" draw:text-style-name="P2" draw:layer="layout" svg:x1="3.556cm" svg:y1="22.046cm" svg:x2="3.646cm" svg:y2="22.046cm">
              <text:p/>
            </draw:line>
          </draw:g>
          <draw:path draw:style-name="gr15" draw:text-style-name="P11" draw:layer="layout" svg:width="0.198cm" svg:height="0.399cm" svg:x="3.241cm" svg:y="21.196cm" svg:viewBox="0 0 199 400" svg:d="M0 347c38 0 54-159 52-318-2-158-8 376 21 371 30-5 126-62 126-62">
            <text:p/>
          </draw:path>
          <draw:frame draw:style-name="gr16" draw:text-style-name="P6" draw:layer="layout" svg:width="0.616cm" svg:height="0.276cm" svg:x="2.6cm" svg:y="21.072cm">
            <draw:text-box>
              <text:p><text:span text:style-name="T1">Spike</text:span></text:p>
            </draw:text-box>
          </draw:frame>
        </draw:g>
        <draw:frame draw:style-name="gr18" draw:text-style-name="P13" draw:layer="layout" svg:width="0.176cm" svg:height="0.319cm" svg:x="2.02cm" svg:y="6.501cm">
          <draw:text-box>
            <text:p><text:span text:style-name="T6">b</text:span></text:p>
          </draw:text-box>
        </draw:frame>
        <draw:frame draw:style-name="gr19" draw:text-style-name="P13" draw:layer="layout" svg:width="0.159cm" svg:height="0.319cm" svg:x="6.284cm" svg:y="6.501cm">
          <draw:text-box>
            <text:p><text:span text:style-name="T6">c</text:span></text:p>
          </draw:text-box>
        </draw:frame>
        <draw:frame draw:style-name="gr18" draw:text-style-name="P13" draw:layer="layout" svg:width="0.176cm" svg:height="0.319cm" svg:x="2.02cm" svg:y="10.701cm">
          <draw:text-box>
            <text:p><text:span text:style-name="T6">d</text:span></text:p>
          </draw:text-box>
        </draw:frame>
        <draw:frame draw:style-name="gr19" draw:text-style-name="P13" draw:layer="layout" svg:width="0.159cm" svg:height="0.319cm" svg:x="6.284cm" svg:y="10.701cm">
          <draw:text-box>
            <text:p><text:span text:style-name="T6">e</text:span></text:p>
          </draw:text-box>
        </draw:frame>
        <draw:frame draw:style-name="gr20" draw:text-style-name="P13" draw:layer="layout" svg:width="0.121cm" svg:height="0.319cm" svg:x="2.02cm" svg:y="13.651cm">
          <draw:text-box>
            <text:p><text:span text:style-name="T6">f</text:span></text:p>
          </draw:text-box>
        </draw:frame>
        <draw:frame draw:style-name="gr18" draw:text-style-name="P13" draw:layer="layout" svg:width="0.176cm" svg:height="0.319cm" svg:x="5.109cm" svg:y="13.651cm">
          <draw:text-box>
            <text:p><text:span text:style-name="T6">g</text:span></text:p>
          </draw:text-box>
        </draw:frame>
        <draw:frame draw:style-name="gr18" draw:text-style-name="P13" draw:layer="layout" svg:width="0.176cm" svg:height="0.319cm" svg:x="7.479cm" svg:y="13.651cm">
          <draw:text-box>
            <text:p><text:span text:style-name="T6">h</text:span></text:p>
          </draw:text-box>
        </draw:frame>
        <draw:frame draw:style-name="gr20" draw:text-style-name="P13" draw:layer="layout" svg:width="0.121cm" svg:height="0.319cm" svg:x="2.02cm" svg:y="17.551cm">
          <draw:text-box>
            <text:p><text:span text:style-name="T6">i</text:span></text:p>
          </draw:text-box>
        </draw:frame>
        <draw:frame draw:style-name="gr20" draw:text-style-name="P13" draw:layer="layout" svg:width="0.121cm" svg:height="0.319cm" svg:x="5.137cm" svg:y="17.551cm">
          <draw:text-box>
            <text:p><text:span text:style-name="T6">j</text:span></text:p>
          </draw:text-box>
        </draw:frame>
        <draw:frame draw:style-name="gr19" draw:text-style-name="P13" draw:layer="layout" svg:width="0.159cm" svg:height="0.319cm" svg:x="7.488cm" svg:y="17.551cm">
          <draw:text-box>
            <text:p><text:span text:style-name="T6">k</text:span></text:p>
          </draw:text-box>
        </draw:frame>
        <draw:frame draw:style-name="gr20" draw:text-style-name="P13" draw:layer="layout" svg:width="0.121cm" svg:height="0.319cm" svg:x="2.02cm" svg:y="20.901cm">
          <draw:text-box>
            <text:p><text:span text:style-name="T6">l</text:span></text:p>
          </draw:text-box>
        </draw:frame>
        <draw:frame draw:style-name="gr21" draw:text-style-name="P13" draw:layer="layout" svg:width="0.256cm" svg:height="0.319cm" svg:x="5.069cm" svg:y="20.901cm">
          <draw:text-box>
            <text:p><text:span text:style-name="T6">m</text:span></text:p>
          </draw:text-box>
        </draw:frame>
        <draw:frame draw:style-name="gr18" draw:text-style-name="P13" draw:layer="layout" svg:width="0.176cm" svg:height="0.319cm" svg:x="7.479cm" svg:y="20.901cm">
          <draw:text-box>
            <text:p><text:span text:style-name="T6">n</text:span></text:p>
          </draw:text-box>
        </draw:frame>
      </draw:page>
      <draw:page draw:name="page4" draw:style-name="dp1" draw:master-page-name="Default">
        <draw:frame draw:style-name="gr64" draw:text-style-name="P16" draw:layer="layout" svg:width="8.897cm" svg:height="19.997cm" svg:x="1.203cm" svg:y="2.203cm">
          <draw:image xlink:href="Pictures/100002010000041B0000093A892E48812426C3A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9:51:45.370185818</meta:creation-date>
    <dc:date>2023-08-25T11:28:19.479911072</dc:date>
    <meta:editing-duration>PT3H41M57S</meta:editing-duration>
    <meta:editing-cycles>23</meta:editing-cycles>
    <meta:generator>LibreOffice/6.4.7.2$Linux_X86_64 LibreOffice_project/40$Build-2</meta:generator>
    <meta:document-statistic meta:object-count="228"/>
  </office:meta>
</office:document-meta>
</file>